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IBA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MASQUE DE POSITIONNEMENT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FR76XXXXXXXXXXXXXXXXXXXXXXX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FR76XXXXXXXXXXXXXXXXXXXXXXX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FR76XXXXXXXXXXXXXXXXXXXXXXX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FR76XXXXXXXXXXXXXXXXXXXXXXX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FR76XXXXXXXXXXXXXXXXXXXXXXX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FR76XXXXXXXXXXXXXXXXXXXXXXX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FR76XXXXXXXXXXXXXXXXXXXXXXX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FR76XXXXXXXXXXXXXXXXXXXXXXX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FR76XXXXXXXXXXXXXXXXXXXXXXX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FR76XXXXXXXXXXXXXXXXXXXXXXX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>FR76XXXXXXXXXXXXXXXXXXXXXXX</text:p>
          </table:table-cell>
          <table:table-cell office:value-type="string">
            <text:p>1300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1</text:p>
          </table:table-cell>
          <table:table-cell office:value-type="string">
            <text:p>307206037</text:p>
          </table:table-cell>
          <table:table-cell office:value-type="string">
            <text:p>FR76XXXXXXXXXXXXXXXXXXXXXXX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FR76XXXXXXXXXXXXXXXXXXXXXXX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FR76XXXXXXXXXXXXXXXXXXXXXXX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FR76XXXXXXXXXXXXXXXXXXXXXXX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FR76XXXXXXXXXXXXXXXXXXXXXXX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FR76XXXXXXXXXXXXXXXXXXXXXXX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FR76XXXXXXXXXXXXXXXXXXXXXXX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FR76XXXXXXXXXXXXXXXXXXXXXXX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FR76XXXXXXXXXXXXXXXXXXXXXXX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="7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FR76XXXXXXXXXXXXXXXXXXXXXXX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FR76XXXXXXXXXXXXXXXXXXXXXXX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SUppli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FR76XXXXXXXXXXXXXXXXXXXXXXX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SUppli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FR76XXXXXXXXXXXXXXXXXXXXXXX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13231</text:p>
          </table:table-cell>
          <table:table-cell office:value-type="string">
            <text:p>3</text:p>
          </table:table-cell>
          <table:table-cell office:value-type="string">
            <text:p>FR76XXXXXXXXXXXXXXXXXXXXXXX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FR76XXXXXXXXXXXXXXXXXXXXXXX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FR76XXXXXXXXXXXXXXXXXXXXXXX</text:p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FR76XXXXXXXXXXXXXXXXXXXXXXX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FR76XXXXXXXXXXXXXXXXXXXXXXX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FR76XXXXXXXXXXXXXXXXXXXXXXX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</text:p>
          </table:table-cell>
          <table:table-cell office:value-type="string">
            <text:p>f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76XXXXXXXXXXXXXXXXXXXXXXX</text:p>
          </table:table-cell>
          <table:table-cell office:value-type="string">
            <text:p>49</text:p>
          </table:table-cell>
          <table:table-cell office:value-type="string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</text:p>
          </table:table-cell>
          <table:table-cell office:value-type="string">
            <text:p>FR</text:p>
          </table:table-cell>
          <table:table-cell office:value-type="string">
            <text:p>123456789</text:p>
          </table:table-cell>
          <table:table-cell office:value-type="string">
            <text:p>12346565656</text:p>
          </table:table-cell>
          <table:table-cell office:value-type="string">
            <text:p>FR76XXXXXXXXXXXXXXXXXXXXXXX</text:p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FR76XXXXXXXXXXXXXXXXXXXXXXX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="11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FR76XXXXXXXXXXXXXXXXXXXXXXX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29T14:13:06.680491</meta:creation-date>
    <dc:date>2021-09-29T14:13:06.689172</dc:date>
    <meta:generator>http://pypi.python.org/pypi/ezodf/0.1.0$Python3.8.5 (default, Sep  4 2020, 07:30:14) 
[GCC 7.3.0]</meta:generator>
    <meta:document-statistic/>
    <meta:editing-cycles>1</meta:editing-cycles>
  </office:meta>
</office:document-meta>
</file>